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fo:font-size="18pt" officeooo:paragraph-rsid="00014e81" style:font-size-asian="18pt" style:font-size-complex="18pt"/>
    </style:style>
    <style:style style:name="P2" style:family="paragraph" style:parent-style-name="Standard" style:list-style-name="L3">
      <style:paragraph-properties fo:text-align="start" style:justify-single-word="false"/>
      <style:text-properties fo:font-size="18pt" officeooo:paragraph-rsid="00073379" style:font-size-asian="18pt" style:font-size-complex="18pt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8pt" officeooo:rsid="00073379" officeooo:paragraph-rsid="00073379" style:font-size-asian="18pt" style:font-size-complex="1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36pt" officeooo:rsid="00014e81" officeooo:paragraph-rsid="00014e81" style:font-size-asian="31.5pt" style:font-size-complex="3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8pt" officeooo:rsid="00014e81" officeooo:paragraph-rsid="00014e81" style:font-size-asian="18pt" style:font-size-complex="18pt"/>
    </style:style>
    <style:style style:name="P7" style:family="paragraph" style:parent-style-name="Standard" style:list-style-name="L3">
      <style:paragraph-properties fo:text-align="center" style:justify-single-word="false"/>
      <style:text-properties style:font-name="Liberation Serif" fo:font-size="18pt" officeooo:rsid="00014e81" officeooo:paragraph-rsid="00014e81" style:font-size-asian="18pt" style:font-size-complex="18pt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Liberation Serif" fo:font-size="18pt" officeooo:rsid="0003fd1a" officeooo:paragraph-rsid="0003fd1a" style:font-size-asian="18pt" style:font-size-complex="18pt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Liberation Serif" fo:font-size="18pt" officeooo:rsid="000217f7" officeooo:paragraph-rsid="000217f7" style:font-size-asian="18pt" style:font-size-complex="18pt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Liberation Serif" fo:font-size="18pt" officeooo:rsid="0005f427" officeooo:paragraph-rsid="0005f427" style:font-size-asian="18pt" style:font-size-complex="18pt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Liberation Serif" fo:font-size="18pt" officeooo:paragraph-rsid="00073379" style:font-size-asian="18pt" style:font-size-complex="18pt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Liberation Serif" fo:font-size="18pt" officeooo:rsid="0008bf33" officeooo:paragraph-rsid="0008bf33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8pt" officeooo:rsid="0008bf33" officeooo:paragraph-rsid="0008bf33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073379" officeooo:paragraph-rsid="00073379"/>
    </style:style>
    <style:style style:name="T1" style:family="text">
      <style:text-properties style:font-name="OpenSymbol"/>
    </style:style>
    <style:style style:name="T2" style:family="text">
      <style:text-properties style:font-name="OpenSymbol" fo:font-size="18pt" style:font-size-asian="18pt"/>
    </style:style>
    <style:style style:name="T3" style:family="text">
      <style:text-properties style:font-name="LiberationSerif"/>
    </style:style>
    <style:style style:name="T4" style:family="text">
      <style:text-properties style:font-name="LiberationSerif" fo:font-size="18pt" style:font-size-asian="18pt"/>
    </style:style>
    <style:style style:name="T5" style:family="text">
      <style:text-properties officeooo:rsid="0003fd1a"/>
    </style:style>
    <style:style style:name="T6" style:family="text">
      <style:text-properties officeooo:rsid="0005f427"/>
    </style:style>
    <style:style style:name="T7" style:family="text">
      <style:text-properties officeooo:rsid="00073379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8pt" style:font-size-asian="15.75pt" style:font-size-complex="18pt"/>
    </style:style>
    <style:style style:name="T10" style:family="text">
      <style:text-properties style:font-name="Liberation Serif" fo:font-size="18pt" officeooo:rsid="00073379" style:font-size-asian="15.75pt" style:font-size-complex="18pt"/>
    </style:style>
    <style:style style:name="T11" style:family="text">
      <style:text-properties style:font-name="Liberation Serif" fo:font-size="18pt" officeooo:rsid="0008bf33" style:font-size-asian="15.75pt" style:font-size-complex="18pt"/>
    </style:style>
    <style:style style:name="T12" style:family="text">
      <style:text-properties style:font-name="Liberation Serif" officeooo:rsid="00073379"/>
    </style:style>
    <style:style style:name="T13" style:family="text">
      <style:text-properties style:font-name="Liberation Serif" officeooo:rsid="00014e81"/>
    </style:style>
    <style:style style:name="T14" style:family="text">
      <style:text-properties style:font-name="Liberation Serif" officeooo:rsid="0005f427"/>
    </style:style>
    <style:style style:name="T15" style:family="text">
      <style:text-properties officeooo:rsid="0008bf33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 officeooo:rsid="0008bf33" style:font-size-asian="15.75pt" style:font-size-complex="18pt"/>
    </style:style>
    <style:style style:name="T17" style:family="text">
      <style:text-properties fo:font-variant="normal" fo:text-transform="none" fo:color="#222222" fo:font-size="12pt" fo:letter-spacing="normal" fo:font-style="normal" fo:font-weight="normal" officeooo:rsid="0008bf33" style:font-size-asian="15.75pt" style:font-size-complex="18pt"/>
    </style:style>
    <style:style style:name="T18" style:family="text">
      <style:text-properties fo:font-variant="normal" fo:text-transform="none" fo:color="#222222" fo:letter-spacing="normal" fo:font-style="normal" fo:font-weight="normal"/>
    </style:style>
    <style:style style:name="T19" style:family="text">
      <style:text-properties fo:font-variant="normal" fo:text-transform="none" fo:color="#222222" fo:letter-spacing="normal" fo:font-style="normal" fo:font-weight="normal" officeooo:rsid="0008bf33"/>
    </style:style>
    <style:style style:name="T20" style:family="text">
      <style:text-properties fo:font-size="18pt" style:font-size-asian="15.75pt" style:font-size-complex="18pt"/>
    </style:style>
    <style:style style:name="T21" style:family="text">
      <style:text-properties fo:font-size="18pt" officeooo:rsid="00073379" style:font-size-asian="15.75pt" style:font-size-complex="18pt"/>
    </style:style>
    <style:style style:name="T22" style:family="text">
      <style:text-properties fo:font-size="18pt" officeooo:rsid="0008bf33" style:font-size-asian="15.75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ek 2 Targets</text:p>
      <text:p text:style-name="P5"/>
      <text:p text:style-name="P6"><text:span text:style-name="T1">• </text:span><text:span text:style-name="T3">Learning MongoDB</text:span></text:p>
      <text:p text:style-name="P4"><text:span text:style-name="T2">• </text:span><text:span text:style-name="T4">practicing framework: Sailsjs(Backend)</text:span></text:p>
      <text:p text:style-name="P6"><text:span text:style-name="T1">• </text:span><text:span text:style-name="T3">Hacking: insectechs courses and video tutorials</text:span></text:p>
      <text:p text:style-name="P6"/>
      <text:p text:style-name="P5">Week 2 Achievements</text:p>
      <text:list xml:id="list85299857" text:style-name="L3">
        <text:list-header>
          <text:p text:style-name="P7"/>
        </text:list-header>
        <text:list-item>
          <text:p text:style-name="P8">Created a basic express app, which had a simple navigation bar with a few link<text:span text:style-name="T6">s</text:span> to webpages of the same app. <text:span text:style-name="T7">Also learned and used important Node modules such as http, connect</text:span></text:p>
        </text:list-item>
        <text:list-item>
          <text:p text:style-name="P9">Continued learning Emberjs framework <text:span text:style-name="T5">from Treehouse Tutorials. </text:span></text:p>
        </text:list-item>
        <text:list-item>
          <text:p text:style-name="P8">Made an Ember Blog App which had dynamically updated posts and comments feature.</text:p>
        </text:list-item>
        <text:list-item>
          <text:p text:style-name="P8">Started learning Sailsjs framework from Sailscasts.</text:p>
        </text:list-item>
        <text:list-item>
          <text:p text:style-name="P10">Created a <text:span text:style-name="T7">Demo </text:span>Sails app</text:p>
        </text:list-item>
        <text:list-item>
          <text:p text:style-name="P10">Learnt basics of noSQL and MongoDB.</text:p>
        </text:list-item>
        <text:list-item>
          <text:p text:style-name="P1"><text:span text:style-name="T12">I</text:span><text:span text:style-name="T13">ntegrated </text:span><text:span text:style-name="T14">Sails backend server with</text:span><text:span text:style-name="T13"> mongoDB’</text:span><text:span text:style-name="T14">s database.</text:span></text:p>
        </text:list-item>
        <text:list-item>
          <text:p text:style-name="P2"><text:span text:style-name="T14">Implemented features in a demo app that users will have on the final app. </text:span><text:span text:style-name="T12">The examples of the features are as follows-</text:span></text:p>
        </text:list-item>
      </text:list>
      <text:list xml:id="list377750438" text:style-name="L4">
        <text:list-item>
          <text:p text:style-name="P3"><text:span text:style-name="T8">Encrypted password (encryption using Bcrypt Node module) getting stored on user creation.</text:span></text:p>
        </text:list-item>
        <text:list-item>
          <text:p text:style-name="P3"><text:span text:style-name="T8">Basic user sign-up.</text:span></text:p>
        </text:list-item>
        <text:list-item>
          <text:p text:style-name="P3"><text:span text:style-name="T8">Ability to update user information after user creation.</text:span></text:p>
        </text:list-item>
        <text:list-item>
          <text:p text:style-name="P11"><text:span text:style-name="T7">Making the app secure to </text:span><text:span text:style-name="T19">Cross-Site Request Forgery.</text:span></text:p>
        </text:list-item>
        <text:list-item>
          <text:p text:style-name="P12"><text:span text:style-name="T18">Client side information validation during sign-up with help jQuery(addition module: jQuery Validate).</text:span></text:p>
        </text:list-item>
      </text:list>
      <text:p text:style-name="P13"><text:span text:style-name="T18"/></text:p>
      <text:p text:style-name="P13"><text:span text:style-name="T18"/></text:p>
      <text:p text:style-name="P14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21:33:06.427000000</meta:creation-date>
    <dc:date>2017-05-28T22:31:07.477000000</dc:date>
    <meta:editing-duration>PT5M38S</meta:editing-duration>
    <meta:editing-cycles>1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19" meta:word-count="175" meta:character-count="1077" meta:non-whitespace-character-count="933"/>
  </office:meta>
</office:document-meta>
</file>